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loext:contextual-spacing="false" fo:margin-top="0cm" fo:margin-bottom="0cm" style:line-height-at-least="0.249cm"/>
    </style:style>
    <style:style style:name="P4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fo:letter-spacing="normal"/>
    </style:style>
    <style:style style:name="P5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8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style:font-name="Arial1" fo:font-size="12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55076304121817544" text:style-name="Outline">
        <text:list-item>
          <text:h text:style-name="P8" text:outline-level="1">DateTim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3-10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7">i have String ISODate '2018-09-30T11:00:30.757Z'. my question is how to convert that String to DateTime Format, like '2018/09/30 07:00 PM' ?</text:p>
      <text:section text:style-name="Sect1" text:name=":mi">
        <text:p text:style-name="P3"><draw:frame draw:style-name="fr1" draw:name="Imagen1" text:anchor-type="as-char" svg:width="0.635cm" svg:height="0.291cm" draw:z-index="0"><draw:image/></draw:frame></text:p>
      </text:section>
      <text:p text:style-name="P6">Try this:</text:p>
      <text:p text:style-name="P6"/>
      <text:p text:style-name="P6">DateTime getDartDateFromNetUTC(String netUtcDate) {</text:p>
      <text:p text:style-name="P4"><text:s/><text:span text:style-name="T3">var dateParts = netUtcDate.split(".");</text:span></text:p>
      <text:p text:style-name="P4"><text:s/><text:span text:style-name="T3">var actualDate = DateTime.parse(dateParts[0] + "Z");</text:span></text:p>
      <text:p text:style-name="P4"><text:s/><text:span text:style-name="T3">return actualDate;</text:span></text:p>
      <text:p text:style-name="P5">}</text:p>
      <text:p text:style-name="Standard"/>
      <text:p text:style-name="Standard"><text:a xlink:type="simple" xlink:href="https://api.dartlang.org/stable/2.1.0/dart-core/DateTime-class.html" text:style-name="Internet_20_link" text:visited-style-name="Visited_20_Internet_20_Link">Libreria</text:a></text:p>
      <text:p text:style-name="Standard"><text:a xlink:type="simple" xlink:href="https://pub.dartlang.org/packages/timezone" text:style-name="Internet_20_link" text:visited-style-name="Visited_20_Internet_20_Link">timeZone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8-10-03T05:56:53.054000000</meta:creation-date>
    <meta:editing-duration>PT21M5S</meta:editing-duration>
    <meta:generator>OpenOffice/4.1.6$Win32 OpenOffice.org_project/416m1$Build-9790</meta:generator>
    <dc:date>2019-01-02T16:40:51.84</dc:date>
    <meta:document-statistic meta:table-count="0" meta:image-count="1" meta:object-count="0" meta:page-count="2" meta:paragraph-count="19" meta:word-count="57" meta:character-count="456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